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start" style:writing-mode="lr-tb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>
          <draw:text-box>
            <text:p>Wikipedia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Biased? <text:s/>Unreliable? <text:s/>Fun?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Schedule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Introductions</text:p>
              </text:list-item>
              <text:list-item>
                <text:p>Getting Wikipedia going, App or browser?</text:p>
              </text:list-item>
              <text:list-item>
                <text:p>Main Page: Featured Article, In The News, Feature Picture</text:p>
              </text:list-item>
              <text:list-item>
                <text:p>EXPLORE!<text:line-break/>- little towns, famous people, your favorite song, your hobbies, old technology, etc. etc.</text:p>
                <text:p/>
                <text:p>(Shout out if you see errors or vandalism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A bit deeper...</text:p>
          </draw:text-box>
        </draw:frame>
        <draw:frame presentation:style-name="pr5" draw:text-style-name="P1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Edit – yes YOU can change Wikipedia!</text:p>
              </text:list-item>
              <text:list-item>
                <text:p>History, diff – an audit of every change</text:p>
              </text:list-item>
              <text:list-item>
                <text:p>Talk – discuss your changes here first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olicie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t-for profit corporation</text:p>
              </text:list-item>
              <text:list-item>
                <text:p>NPOV – Neutral Point Of View</text:p>
              </text:list-item>
              <text:list-item>
                <text:p>NOR – No “Original Research”</text:p>
              </text:list-item>
              <text:list-item>
                <text:p>Notability</text:p>
              </text:list-item>
              <text:list-item>
                <text:p>Wikipedia has no firm ru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5" draw:layer="layout" svg:width="19.999cm" svg:height="3.506cm" svg:x="6.6cm" svg:y="8.8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6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14:57:31.643767565</meta:creation-date>
    <meta:editing-duration>PT41M25S</meta:editing-duration>
    <meta:editing-cycles>5</meta:editing-cycles>
    <meta:generator>LibreOffice/6.4.6.2$Linux_X86_64 LibreOffice_project/40$Build-2</meta:generator>
    <dc:title>Blueprint Plans</dc:title>
    <dc:date>2021-01-02T11:12:14.994995944</dc:date>
    <meta:document-statistic meta:object-count="52"/>
  </office:meta>
</office:document-meta>
</file>